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E900000187684384FF0F99334F.png" manifest:media-type="image/png"/>
  <manifest:file-entry manifest:full-path="Pictures/1000020100000538000000C8EBED8BDE41FC1EED.png" manifest:media-type="image/png"/>
  <manifest:file-entry manifest:full-path="Pictures/10000201000005E0000001468D3023646423F77B.png" manifest:media-type="image/png"/>
  <manifest:file-entry manifest:full-path="Pictures/10000201000000E9000000633725923EDC103B15.png" manifest:media-type="image/png"/>
  <manifest:file-entry manifest:full-path="Pictures/10000201000001230000008AB9A5AC7579697CC2.png" manifest:media-type="image/png"/>
  <manifest:file-entry manifest:full-path="Pictures/10000201000000540000004CBF4BA4DB6D4C64E8.png" manifest:media-type="image/png"/>
  <manifest:file-entry manifest:full-path="Pictures/100002010000004D0000006C5650EA143E3241C8.png" manifest:media-type="image/png"/>
  <manifest:file-entry manifest:full-path="Pictures/10000201000001260000008A4752EA2F46B38523.png" manifest:media-type="image/png"/>
  <manifest:file-entry manifest:full-path="Pictures/10000201000000830000006C9F873E7DBEAD27B7.png" manifest:media-type="image/png"/>
  <manifest:file-entry manifest:full-path="Pictures/10000201000001230000008A95EFC373DB379B7A.png" manifest:media-type="image/png"/>
  <manifest:file-entry manifest:full-path="Pictures/10000201000000910000006357E1987C22CF2A41.png" manifest:media-type="image/png"/>
  <manifest:file-entry manifest:full-path="Pictures/10000201000000F200000063FD095E964E58B81B.png" manifest:media-type="image/png"/>
  <manifest:file-entry manifest:full-path="Pictures/10000201000000E9000000639D2F081B0E41A8A8.png" manifest:media-type="image/png"/>
  <manifest:file-entry manifest:full-path="Pictures/1000020100000423000000A8B26631ADA6C0058D.png" manifest:media-type="image/png"/>
  <manifest:file-entry manifest:full-path="Pictures/10000201000000F200000063744743FFDECE59B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579d1c" draw:marker-start-width="0.35cm" draw:marker-end-width="0.35cm" draw:fill="none" draw:fill-color="#ccffcc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cc3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cm" draw:marker-start-width="0.2cm" draw:marker-end-width="0.2cm" draw:fill="solid" draw:fill-color="#ccffff" draw:textarea-horizontal-align="justify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standard">
      <style:graphic-properties svg:stroke-width="0cm" draw:marker-start-width="0.2cm" draw:marker-end-width="0.2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svg:stroke-width="0.1cm" svg:stroke-color="#579d1c" draw:marker-start-width="0.35cm" draw:marker-end-width="0.35cm" draw:fill="none" draw:textarea-horizontal-align="left" draw:textarea-vertical-align="top" draw:auto-grow-height="false" fo:padding-top="0.175cm" fo:padding-bottom="0.175cm" fo:padding-left="0.3cm" fo:padding-right="0.3cm"/>
    </style:style>
    <style:style style:name="P1" style:family="paragraph">
      <style:paragraph-properties fo:line-height="100%" fo:text-align="start"/>
    </style:style>
    <style:style style:name="P2" style:family="paragraph">
      <loext:graphic-properties draw:fill="none" draw:fill-color="#ccffcc"/>
      <style:paragraph-properties fo:line-height="100%" fo:text-align="start"/>
      <style:text-properties style:font-name="IPAexゴシック" fo:font-size="12pt" style:font-name-asian="IPAexゴシック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10"/>
      <style:paragraph-properties fo:text-align="center"/>
    </style:style>
    <style:style style:name="P7" style:family="paragraph">
      <loext:graphic-properties draw:fill="solid" draw:fill-color="#cc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IPAexゴシック" fo:font-size="12pt" style:font-name-asian="IPAexゴシック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.1cm" svg:height="9cm" svg:x="8.9cm" svg:y="6.2cm">
          <text:p text:style-name="P1"><text:span text:style-name="T1">たとえば，</text:span><text:span text:style-name="T1">2</text:span><text:span text:style-name="T1">次元（平面</text:span><text:span text:style-name="T1">)</text:span><text:span text:style-name="T1">で考えて，</text:span></text:p>
          <text:p text:style-name="P1"><text:span text:style-name="T1">以下であるとする．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この時，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であるから，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と計算できる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7cm" svg:height="1.7cm" svg:x="2.2cm" svg:y="2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9cm" svg:y1="3cm" svg:x2="5.2cm" svg:y2="3cm">
          <text:p/>
        </draw:line>
        <draw:line draw:style-name="gr4" draw:text-style-name="P5" draw:layer="layout" svg:x1="8.5cm" svg:y1="3cm" svg:x2="6cm" svg:y2="3cm">
          <text:p/>
        </draw:line>
        <draw:custom-shape draw:style-name="gr5" draw:text-style-name="P6" draw:layer="layout" svg:width="0.7cm" svg:height="0.7cm" svg:x="8.454cm" svg:y="2.65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979cm" svg:height="0.464cm" svg:x="6.021cm" svg:y="2.236cm">
          <draw:image xlink:href="Pictures/10000201000001230000008AB9A5AC7579697CC2.png" xlink:type="simple" xlink:show="embed" xlink:actuate="onLoad">
            <text:p/>
          </draw:image>
        </draw:frame>
        <draw:frame draw:style-name="gr6" draw:text-style-name="P5" draw:layer="layout" svg:width="0.956cm" svg:height="0.467cm" svg:x="4.4cm" svg:y="2.233cm">
          <draw:image xlink:href="Pictures/10000201000001260000008A4752EA2F46B38523.png" xlink:type="simple" xlink:show="embed" xlink:actuate="onLoad">
            <text:p/>
          </draw:image>
        </draw:frame>
        <draw:custom-shape draw:style-name="gr7" draw:text-style-name="P7" draw:layer="layout" svg:width="2.6cm" svg:height="0.9cm" svg:x="2.1cm" svg:y="1cm">
          <text:p text:style-name="P3"><text:span text:style-name="T2">質量</text:span><text:span text:style-name="T2">B</text:span><text:span text:style-name="T2">が質量</text:span><text:span text:style-name="T2">A</text:span><text:span text:style-name="T2">に</text:span></text:p>
          <text:p text:style-name="P3"><text:span text:style-name="T2">与える万有引力</text:span></text:p>
          <draw:enhanced-geometry svg:viewBox="0 0 21600 21600" draw:text-areas="800 800 20800 20800" draw:type="round-rectangular-callout" draw:modifiers="19332.8719723183 29511.2097669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2.6cm" svg:height="0.9cm" svg:x="6.155cm" svg:y="1cm">
          <text:p text:style-name="P3"><text:span text:style-name="T2">質量</text:span><text:span text:style-name="T2">A</text:span><text:span text:style-name="T2">が質量</text:span><text:span text:style-name="T2">B</text:span><text:span text:style-name="T2">に</text:span></text:p>
          <text:p text:style-name="P3"><text:span text:style-name="T2">与える万有引力</text:span></text:p>
          <draw:enhanced-geometry svg:viewBox="0 0 21600 21600" draw:mirror-horizontal="false" draw:mirror-vertical="false" draw:text-areas="800 800 20800 20800" draw:type="round-rectangular-callout" draw:modifiers="2889.96539792388 29247.5027746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5" draw:layer="layout" svg:x1="1.5cm" svg:y1="3cm" svg:x2="10.2cm" svg:y2="3cm">
          <text:p/>
        </draw:line>
        <draw:custom-shape draw:style-name="gr9" draw:text-style-name="P8" draw:layer="layout" svg:width="4.2cm" svg:height="0.4cm" svg:x="4cm" svg:y="3.9cm">
          <text:p text:style-name="P3"><text:span text:style-name="T3">互いに万有引力を与え合う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1cm" svg:y1="3.9cm" svg:x2="4.9cm" svg:y2="3.2cm">
          <text:p/>
        </draw:line>
        <draw:line draw:style-name="gr10" draw:text-style-name="P5" draw:layer="layout" svg:x1="6.3cm" svg:y1="3.9cm" svg:x2="6.4cm" svg:y2="3.2cm">
          <text:p/>
        </draw:line>
        <draw:line draw:style-name="gr10" draw:text-style-name="P5" draw:layer="layout" svg:x1="1.5cm" svg:y1="11.24cm" svg:x2="7.606cm" svg:y2="11.24cm">
          <text:p/>
        </draw:line>
        <draw:line draw:style-name="gr10" draw:text-style-name="P5" draw:layer="layout" svg:x1="4.181cm" svg:y1="13.4cm" svg:x2="4.181cm" svg:y2="8.187cm">
          <text:p/>
        </draw:line>
        <draw:custom-shape draw:style-name="gr2" draw:text-style-name="P4" draw:layer="layout" svg:width="1.266cm" svg:height="1.267cm" svg:x="3.557cm" svg:y="10.598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21cm" svg:height="0.522cm" svg:x="6.083cm" svg:y="8.821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617cm" svg:y1="12.804cm" svg:x2="7.383cm" svg:y2="8.038cm">
          <text:p/>
        </draw:line>
        <draw:line draw:style-name="gr11" draw:text-style-name="P5" draw:layer="layout" svg:x1="6.34cm" svg:y1="8.56cm" svg:x2="6.34cm" svg:y2="11.241cm">
          <text:p/>
        </draw:line>
        <draw:line draw:style-name="gr11" draw:text-style-name="P5" draw:layer="layout" svg:x1="4.181cm" svg:y1="9.081cm" svg:x2="8.5cm" svg:y2="9.081cm">
          <text:p/>
        </draw:line>
        <draw:frame draw:style-name="gr6" draw:text-style-name="P5" draw:layer="layout" svg:width="0.372cm" svg:height="0.373cm" svg:x="7.607cm" svg:y="11.045cm">
          <draw:image xlink:href="Pictures/10000201000000540000004CBF4BA4DB6D4C64E8.png" xlink:type="simple" xlink:show="embed" xlink:actuate="onLoad">
            <text:p/>
          </draw:image>
        </draw:frame>
        <draw:frame draw:style-name="gr6" draw:text-style-name="P5" draw:layer="layout" svg:width="0.372cm" svg:height="0.521cm" svg:x="4.004cm" svg:y="7.666cm">
          <draw:image xlink:href="Pictures/100002010000004D0000006C5650EA143E3241C8.png" xlink:type="simple" xlink:show="embed" xlink:actuate="onLoad">
            <text:p/>
          </draw:image>
        </draw:frame>
        <draw:frame draw:style-name="gr6" draw:text-style-name="P5" draw:layer="layout" svg:width="0.596cm" svg:height="0.492cm" svg:x="3.511cm" svg:y="8.887cm">
          <draw:image xlink:href="Pictures/10000201000000830000006C9F873E7DBEAD27B7.png" xlink:type="simple" xlink:show="embed" xlink:actuate="onLoad">
            <text:p/>
          </draw:image>
        </draw:frame>
        <draw:frame draw:style-name="gr6" draw:text-style-name="P5" draw:layer="layout" svg:width="0.67cm" svg:height="0.458cm" svg:x="6.043cm" svg:y="11.389cm">
          <draw:image xlink:href="Pictures/10000201000000910000006357E1987C22CF2A41.png" xlink:type="simple" xlink:show="embed" xlink:actuate="onLoad">
            <text:p/>
          </draw:image>
        </draw:frame>
        <draw:line draw:style-name="gr4" draw:text-style-name="P5" draw:layer="layout" svg:x1="6.191cm" svg:y1="9.23cm" svg:x2="5.074cm" svg:y2="10.347cm">
          <text:p/>
        </draw:line>
        <draw:frame draw:style-name="gr6" draw:text-style-name="P5" draw:layer="layout" svg:width="1.135cm" svg:height="0.538cm" svg:x="5.065cm" svg:y="10.354cm">
          <draw:image xlink:href="Pictures/10000201000001230000008A95EFC373DB379B7A.png" xlink:type="simple" xlink:show="embed" xlink:actuate="onLoad">
            <text:p/>
          </draw:image>
        </draw:frame>
        <draw:frame draw:style-name="gr6" draw:text-style-name="P5" draw:layer="layout" svg:width="1.257cm" svg:height="0.514cm" svg:x="1cm" svg:y="2.386cm">
          <draw:image xlink:href="Pictures/10000201000000F200000063FD095E964E58B81B.png" xlink:type="simple" xlink:show="embed" xlink:actuate="onLoad">
            <text:p/>
          </draw:image>
        </draw:frame>
        <draw:frame draw:style-name="gr6" draw:text-style-name="P5" draw:layer="layout" svg:width="1.238cm" svg:height="0.526cm" svg:x="9.2cm" svg:y="2.374cm">
          <draw:image xlink:href="Pictures/10000201000000E9000000639D2F081B0E41A8A8.png" xlink:type="simple" xlink:show="embed" xlink:actuate="onLoad">
            <text:p/>
          </draw:image>
        </draw:frame>
        <draw:frame draw:style-name="gr6" draw:text-style-name="P5" draw:layer="layout" svg:width="0.936cm" svg:height="0.382cm" svg:x="2.617cm" svg:y="11.454cm">
          <draw:image xlink:href="Pictures/10000201000000F200000063744743FFDECE59BB.png" xlink:type="simple" xlink:show="embed" xlink:actuate="onLoad">
            <text:p/>
          </draw:image>
        </draw:frame>
        <draw:frame draw:style-name="gr6" draw:text-style-name="P5" draw:layer="layout" svg:width="0.922cm" svg:height="0.391cm" svg:x="6.535cm" svg:y="8.466cm">
          <draw:image xlink:href="Pictures/10000201000000E9000000633725923EDC103B15.png" xlink:type="simple" xlink:show="embed" xlink:actuate="onLoad">
            <text:p/>
          </draw:image>
        </draw:frame>
        <draw:frame draw:style-name="gr6" draw:text-style-name="P5" draw:layer="layout" svg:width="5.405cm" svg:height="1.171cm" svg:x="9.295cm" svg:y="7.529cm">
          <draw:image xlink:href="Pictures/10000201000005E0000001468D3023646423F77B.png" xlink:type="simple" xlink:show="embed" xlink:actuate="onLoad">
            <text:p/>
          </draw:image>
        </draw:frame>
        <draw:frame draw:style-name="gr6" draw:text-style-name="P5" draw:layer="layout" svg:width="4.182cm" svg:height="0.663cm" svg:x="9.3cm" svg:y="8.9cm">
          <draw:image xlink:href="Pictures/1000020100000423000000A8B26631ADA6C0058D.png" xlink:type="simple" xlink:show="embed" xlink:actuate="onLoad">
            <text:p/>
          </draw:image>
        </draw:frame>
        <draw:frame draw:style-name="gr6" draw:text-style-name="P5" draw:layer="layout" svg:width="5.331cm" svg:height="0.797cm" svg:x="9.269cm" svg:y="10.505cm">
          <draw:image xlink:href="Pictures/1000020100000538000000C8EBED8BDE41FC1EED.png" xlink:type="simple" xlink:show="embed" xlink:actuate="onLoad">
            <text:p/>
          </draw:image>
        </draw:frame>
        <draw:frame draw:style-name="gr6" draw:text-style-name="P5" draw:layer="layout" svg:width="7.7cm" svg:height="1.245cm" svg:x="9.2cm" svg:y="12.755cm">
          <draw:image xlink:href="Pictures/10000201000008E900000187684384FF0F99334F.png" xlink:type="simple" xlink:show="embed" xlink:actuate="onLoad">
            <text:p/>
          </draw:image>
        </draw:frame>
        <draw:custom-shape draw:style-name="gr12" draw:text-style-name="P5" draw:layer="layout" svg:width="16.5cm" svg:height="9.4cm" svg:x="1.2cm" svg:y="6cm">
          <text:p text:style-name="P3">（二次元の場合）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radial" draw:cx="0%" draw:cy="0%" draw:start-color="#6666ff" draw:end-color="#ccffff" draw:start-intensity="100%" draw:end-intensity="100%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21:15:34.377000000</meta:creation-date>
    <dc:date>2017-01-08T01:07:24.621271475</dc:date>
    <meta:editing-duration>PT1H12M8S</meta:editing-duration>
    <meta:editing-cycles>37</meta:editing-cycles>
    <meta:generator>LibreOffice/5.0.3.2$Linux_X86_64 LibreOffice_project/00m0$Build-2</meta:generator>
    <dc:creator>minsparkt</dc:creator>
    <meta:document-statistic meta:object-count="35"/>
  </office:meta>
</office:document-meta>
</file>